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F4000001F46E9121974815087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755cm, 3.072cm, 5.931cm, 3.173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984cm" svg:height="2.539cm" svg:x="7.35cm" svg:y="12.112cm">
          <draw:image xlink:href="Pictures/10000001000001F4000001F46E91219748150873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4-26T12:31:17.065959254</dc:date>
    <meta:editing-duration>PT43S</meta:editing-duration>
    <meta:editing-cycles>1</meta:editing-cycles>
    <meta:document-statistic meta:object-count="1"/>
    <meta:generator>LibreOffice/7.2.6.2$Linux_X86_64 LibreOffice_project/20$Build-2</meta:generator>
  </office:meta>
</office:document-meta>
</file>